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051d9" officeooo:paragraph-rsid="000051d9" style:font-weight-asian="bold" style:font-weight-complex="bold"/>
    </style:style>
    <style:style style:name="P2" style:family="paragraph" style:parent-style-name="Standard">
      <style:text-properties fo:font-weight="normal" officeooo:rsid="000051d9" officeooo:paragraph-rsid="000051d9" style:font-weight-asian="normal" style:font-weight-complex="normal"/>
    </style:style>
    <style:style style:name="P3" style:family="paragraph" style:parent-style-name="Standard">
      <style:text-properties fo:font-style="normal" fo:font-weight="normal" officeooo:rsid="000051d9" officeooo:paragraph-rsid="000051d9" style:font-style-asian="normal" style:font-weight-asian="normal" style:font-style-complex="normal" style:font-weight-complex="normal"/>
    </style:style>
    <style:style style:name="P4" style:family="paragraph" style:parent-style-name="Standard">
      <style:text-properties fo:font-style="normal" fo:font-weight="normal" officeooo:rsid="00035c9f" officeooo:paragraph-rsid="00035c9f" style:font-style-asian="normal" style:font-weight-asian="normal" style:font-style-complex="normal" style:font-weight-complex="normal"/>
    </style:style>
    <style:style style:name="P5" style:family="paragraph" style:parent-style-name="Standard">
      <style:text-properties fo:font-style="normal" fo:font-weight="normal" officeooo:rsid="0004bdd7" officeooo:paragraph-rsid="0004bdd7" style:font-style-asian="normal" style:font-weight-asian="normal" style:font-style-complex="normal" style:font-weight-complex="normal"/>
    </style:style>
    <style:style style:name="P6" style:family="paragraph" style:parent-style-name="Standard">
      <style:text-properties fo:font-style="normal" fo:font-weight="normal" officeooo:rsid="00054e93" officeooo:paragraph-rsid="00054e93" style:font-style-asian="normal" style:font-weight-asian="normal" style:font-style-complex="normal" style:font-weight-complex="normal"/>
    </style:style>
    <style:style style:name="P7" style:family="paragraph" style:parent-style-name="Standard">
      <style:text-properties fo:font-style="normal" fo:font-weight="normal" officeooo:rsid="00065f1e" officeooo:paragraph-rsid="00065f1e" style:font-style-asian="normal" style:font-weight-asian="normal" style:font-style-complex="normal" style:font-weight-complex="normal"/>
    </style:style>
    <style:style style:name="P8" style:family="paragraph" style:parent-style-name="Standard">
      <style:text-properties fo:font-style="normal" fo:font-weight="normal" officeooo:rsid="000672e3" officeooo:paragraph-rsid="000672e3" style:font-style-asian="normal" style:font-weight-asian="normal" style:font-style-complex="normal" style:font-weight-complex="normal"/>
    </style:style>
    <style:style style:name="P9" style:family="paragraph" style:parent-style-name="Standard">
      <style:text-properties fo:font-style="normal" fo:font-weight="normal" officeooo:rsid="000a5633" officeooo:paragraph-rsid="000a5633" style:font-style-asian="normal" style:font-weight-asian="normal" style:font-style-complex="normal" style:font-weight-complex="normal"/>
    </style:style>
    <style:style style:name="P10" style:family="paragraph" style:parent-style-name="Standard">
      <style:text-properties fo:font-style="normal" fo:font-weight="normal" officeooo:rsid="000aa913" officeooo:paragraph-rsid="000aa913" style:font-style-asian="normal" style:font-weight-asian="normal" style:font-style-complex="normal" style:font-weight-complex="normal"/>
    </style:style>
    <style:style style:name="P11" style:family="paragraph" style:parent-style-name="Standard">
      <style:text-properties fo:font-style="normal" fo:font-weight="normal" officeooo:rsid="000bef98" officeooo:paragraph-rsid="000bef98" style:font-style-asian="normal" style:font-weight-asian="normal" style:font-style-complex="normal" style:font-weight-complex="normal"/>
    </style:style>
    <style:style style:name="P12" style:family="paragraph" style:parent-style-name="Standard">
      <style:text-properties fo:font-style="normal" fo:font-weight="normal" officeooo:rsid="000c4bd5" officeooo:paragraph-rsid="000c4bd5" style:font-style-asian="normal" style:font-weight-asian="normal" style:font-style-complex="normal" style:font-weight-complex="normal"/>
    </style:style>
    <style:style style:name="P13" style:family="paragraph" style:parent-style-name="Standard">
      <style:text-properties fo:font-style="normal" fo:font-weight="normal" officeooo:rsid="000d8524" officeooo:paragraph-rsid="000d8524" style:font-style-asian="normal" style:font-weight-asian="normal" style:font-style-complex="normal" style:font-weight-complex="normal"/>
    </style:style>
    <style:style style:name="P14" style:family="paragraph" style:parent-style-name="Standard">
      <style:text-properties fo:font-style="normal" fo:font-weight="normal" officeooo:rsid="00107d8a" officeooo:paragraph-rsid="00107d8a" style:font-style-asian="normal" style:font-weight-asian="normal" style:font-style-complex="normal" style:font-weight-complex="normal"/>
    </style:style>
    <style:style style:name="P15" style:family="paragraph" style:parent-style-name="Standard">
      <style:paragraph-properties fo:margin-left="1.27cm" fo:margin-right="0cm" fo:text-indent="0cm" style:auto-text-indent="false"/>
      <style:text-properties fo:font-style="normal" fo:font-weight="normal" officeooo:rsid="00054e93" officeooo:paragraph-rsid="00054e93" style:font-style-asian="normal" style:font-weight-asian="normal" style:font-style-complex="normal" style:font-weight-complex="normal"/>
    </style:style>
    <style:style style:name="P16" style:family="paragraph" style:parent-style-name="Standard">
      <style:paragraph-properties fo:margin-left="1.27cm" fo:margin-right="0cm" fo:text-indent="0cm" style:auto-text-indent="false"/>
      <style:text-properties fo:font-style="normal" fo:font-weight="normal" officeooo:rsid="000672e3" officeooo:paragraph-rsid="000672e3" style:font-style-asian="normal" style:font-weight-asian="normal" style:font-style-complex="normal" style:font-weight-complex="normal"/>
    </style:style>
    <style:style style:name="P17" style:family="paragraph" style:parent-style-name="Standard">
      <style:paragraph-properties fo:margin-left="1.27cm" fo:margin-right="0cm" fo:text-indent="0cm" style:auto-text-indent="false"/>
      <style:text-properties fo:font-style="normal" fo:font-weight="normal" officeooo:rsid="000a5633" officeooo:paragraph-rsid="000a5633" style:font-style-asian="normal" style:font-weight-asian="normal" style:font-style-complex="normal" style:font-weight-complex="normal"/>
    </style:style>
    <style:style style:name="P18" style:family="paragraph" style:parent-style-name="Standard">
      <style:paragraph-properties fo:margin-left="1.27cm" fo:margin-right="0cm" fo:text-indent="0cm" style:auto-text-indent="false"/>
      <style:text-properties fo:font-style="normal" fo:font-weight="normal" officeooo:rsid="000d8524" officeooo:paragraph-rsid="000d8524" style:font-style-asian="normal" style:font-weight-asian="normal" style:font-style-complex="normal" style:font-weight-complex="normal"/>
    </style:style>
    <style:style style:name="P19" style:family="paragraph" style:parent-style-name="Standard">
      <style:paragraph-properties fo:margin-left="1.27cm" fo:margin-right="0cm" fo:text-indent="0cm" style:auto-text-indent="false"/>
      <style:text-properties fo:font-style="normal" fo:font-weight="normal" officeooo:rsid="00107d8a" officeooo:paragraph-rsid="00107d8a" style:font-style-asian="normal" style:font-weight-asian="normal" style:font-style-complex="normal" style:font-weight-complex="normal"/>
    </style:style>
    <style:style style:name="P20" style:family="paragraph" style:parent-style-name="Standard">
      <style:paragraph-properties fo:margin-left="1.27cm" fo:margin-right="0cm" fo:text-indent="0cm" style:auto-text-indent="false"/>
      <style:text-properties fo:font-style="normal" fo:font-weight="normal" officeooo:rsid="00151664" officeooo:paragraph-rsid="00151664" style:font-style-asian="normal" style:font-weight-asian="normal" style:font-style-complex="normal" style:font-weight-complex="normal"/>
    </style:style>
    <style:style style:name="P21" style:family="paragraph" style:parent-style-name="Standard">
      <style:paragraph-properties fo:margin-left="0cm" fo:margin-right="0cm" fo:text-indent="0cm" style:auto-text-indent="false"/>
      <style:text-properties fo:font-style="normal" fo:font-weight="normal" officeooo:rsid="00107d8a" officeooo:paragraph-rsid="00107d8a" style:font-style-asian="normal" style:font-weight-asian="normal" style:font-style-complex="normal" style:font-weight-complex="normal"/>
    </style:style>
    <style:style style:name="P22" style:family="paragraph" style:parent-style-name="Standard">
      <style:paragraph-properties fo:margin-left="0cm" fo:margin-right="0cm" fo:text-indent="0cm" style:auto-text-indent="false"/>
      <style:text-properties fo:font-style="normal" fo:font-weight="normal" officeooo:rsid="0011e609" officeooo:paragraph-rsid="0011e609" style:font-style-asian="normal" style:font-weight-asian="normal" style:font-style-complex="normal" style:font-weight-complex="normal"/>
    </style:style>
    <style:style style:name="P23" style:family="paragraph" style:parent-style-name="Standard">
      <style:paragraph-properties fo:margin-left="0cm" fo:margin-right="0cm" fo:text-indent="0cm" style:auto-text-indent="false"/>
      <style:text-properties fo:font-style="normal" fo:font-weight="normal" officeooo:rsid="00151664" officeooo:paragraph-rsid="00151664" style:font-style-asian="normal" style:font-weight-asian="normal" style:font-style-complex="normal" style:font-weight-complex="normal"/>
    </style:style>
    <style:style style:name="P24" style:family="paragraph" style:parent-style-name="Standard">
      <style:paragraph-properties fo:margin-left="0cm" fo:margin-right="0cm" fo:text-indent="0cm" style:auto-text-indent="false"/>
      <style:text-properties officeooo:paragraph-rsid="00151664"/>
    </style:style>
    <style:style style:name="P25" style:family="paragraph" style:parent-style-name="Standard">
      <style:paragraph-properties fo:margin-left="0cm" fo:margin-right="0cm" fo:text-indent="0cm" style:auto-text-indent="false"/>
      <style:text-properties officeooo:rsid="0015828e" officeooo:paragraph-rsid="0015828e"/>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51664" style:font-style-asian="normal" style:font-weight-asian="normal" style:font-style-complex="normal" style:font-weight-complex="normal"/>
    </style:style>
    <style:style style:name="T5" style:family="text">
      <style:text-properties fo:font-style="normal" fo:font-weight="normal" officeooo:rsid="00167b48" style:font-style-asian="normal" style:font-weight-asian="normal" style:font-style-complex="normal" style:font-weight-complex="normal"/>
    </style:style>
    <style:style style:name="T6" style:family="text">
      <style:text-properties officeooo:rsid="0003e645"/>
    </style:style>
    <style:style style:name="T7" style:family="text">
      <style:text-properties officeooo:rsid="00065f1e"/>
    </style:style>
    <style:style style:name="T8" style:family="text">
      <style:text-properties officeooo:rsid="0007f5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fining Yolov5 training</text:p>
      <text:p text:style-name="P2"/>
      <text:p text:style-name="P2">First of all I need a program which can tell me how effective my trained model is so that at least some of the testing can have an automated nature. Luckily, when I upload the images, all are annotated and so I can conclude whether or not the model is accurately detecting the pieces by comparing the returned bounding boxes with those that I drew myself when desigining the training data.</text:p>
      <text:p text:style-name="P2"/>
      <text:p text:style-name="P1"><text:span text:style-name="T1">For now, it is not hugely important that <text:s/>the boxes are in </text:span><text:span text:style-name="T2">exactly </text:span><text:span text:style-name="T3">the same place, just that the same numb</text:span><text:span text:style-name="T5">e</text:span><text:span text:style-name="T3">r of each class is detected. I expect to find in this situation that even while the model gets better, it will still detect single black/white pieces as part of the white/black king bounding boxes.</text:span></text:p>
      <text:p text:style-name="P3"/>
      <text:p text:style-name="P4">24/7/21</text:p>
      <text:p text:style-name="P4">Creating testing program from evaluating the eficacy of Yolov5 object detection</text:p>
      <text:p text:style-name="P4">With dataset of 100, we can see:</text:p>
      <text:p text:style-name="P4">perfect matches = <text:s/>27</text:p>
      <text:p text:style-name="P4">imperfect estimations = <text:s/>73</text:p>
      <text:p text:style-name="P4">This is purely searching for matches of classes in the image, and clearly this is a bad result.</text:p>
      <text:p text:style-name="P4">From this, I need to determine which classes are being represented most accurately and which ones need to be better represented. <text:span text:style-name="T6">To do this, I need to output the percentage of correct detections for each class.</text:span></text:p>
      <text:p text:style-name="P4"/>
      <text:p text:style-name="P5">Upon further review, it became clear that os.listDir() in Python does not automatically list files in alphabetical order, meaning I was assessing the classes of different files than the drawn labels. To fix this, I sorted the files alphabetically and reran the program with better results:</text:p>
      <text:p text:style-name="P5">perfect matches = <text:s/>68</text:p>
      <text:p text:style-name="P5">imperfect estimations = <text:s/>32</text:p>
      <text:p text:style-name="P5"/>
      <text:p text:style-name="P6">The value of this evaluation program is to direct me where to apply myself in future training data for the AI as well as guide me on how close I am to having a workable product. With this in mind I have added functionality to return how many times each class was not detected, and how many times each class was incorrectly detected. The output of the program is as follows:</text:p>
      <text:p text:style-name="P6"/>
      <text:p text:style-name="P15">length of dataset = <text:s/>100 </text:p>
      <text:p text:style-name="P15"/>
      <text:p text:style-name="P15">finished detection</text:p>
      <text:p text:style-name="P15">perfect matches = <text:s/>68</text:p>
      <text:p text:style-name="P15">imperfect estimations = <text:s/>32</text:p>
      <text:p text:style-name="P15"/>
      <text:p text:style-name="P15">Not detected:</text:p>
      <text:p text:style-name="P15">w : 4 out of 39 , 10.26%</text:p>
      <text:p text:style-name="P15">wk : 0 out of 66 , 100% success</text:p>
      <text:p text:style-name="P15">b : 18 out of 80 , 22.50%</text:p>
      <text:p text:style-name="P15">bk : 1 out of 59 , 1.69%</text:p>
      <text:p text:style-name="P15">bl : 1 out of 101 , 0.99%</text:p>
      <text:p text:style-name="P15">br : 0 out of 99 , 100% success</text:p>
      <text:p text:style-name="P15">tl : 0 out of 100 , 100% success</text:p>
      <text:p text:style-name="P15">tr : 0 out of 100 , 100% success</text:p>
      <text:p text:style-name="P15"/>
      <text:p text:style-name="P15"/>
      <text:p text:style-name="P15">Incorrectly detected </text:p>
      <text:p text:style-name="P15">w : 0</text:p>
      <text:p text:style-name="P15"><text:soft-page-break/>wk : 6</text:p>
      <text:p text:style-name="P15">b : 2</text:p>
      <text:p text:style-name="P15">bk : 24</text:p>
      <text:p text:style-name="P15">bl : 0</text:p>
      <text:p text:style-name="P15">br : 1</text:p>
      <text:p text:style-name="P15">tl : 3</text:p>
      <text:p text:style-name="P15">tr : 0</text:p>
      <text:p text:style-name="P3"/>
      <text:p text:style-name="P6">From this, I can see that a greater emphasis needs to be placed on white and black pieces in order to better detect them, and <text:span text:style-name="T7">black king pieces are being incorrectly detected frequently. From looking through the data manually, I can see that most of the times the black king isn’t being detected, it is because it is being incorrectly detected as a black king. While this is useful to me, it would be better if I could automate this. In order to do this, I can check whether the incorrectly returned bounding box resides within the boundaries of a piece that I drew. The exception to this will be the bottom left and top-right corners of the board which regularly have pieces in them anyway.</text:span></text:p>
      <text:p text:style-name="P6"/>
      <text:p text:style-name="P7">To create a test for this, I will have to cycle through the incorrectly returned classes, and check against the drawn classes to see if they overlap with a piece.</text:p>
      <text:p text:style-name="P7"/>
      <text:p text:style-name="P8">With this functionality now in place, I get the following output:</text:p>
      <text:p text:style-name="P8"/>
      <text:p text:style-name="P16">finished detection</text:p>
      <text:p text:style-name="P16">perfect matches = <text:s/>68</text:p>
      <text:p text:style-name="P16">imperfect estimations = <text:s/>32</text:p>
      <text:p text:style-name="P16"/>
      <text:p text:style-name="P16">Not detected:</text:p>
      <text:p text:style-name="P16">w : 4 out of 39 : 10.26% remaining</text:p>
      <text:p text:style-name="P16">wk : 0 out of 66 : OK</text:p>
      <text:p text:style-name="P16">b : 18 out of 80 : 22.50% remaining</text:p>
      <text:p text:style-name="P16">bk : 1 out of 59 : 1.69% remaining</text:p>
      <text:p text:style-name="P16">bl : 1 out of 101 : 0.99% remaining</text:p>
      <text:p text:style-name="P16">br : 0 out of 99 : OK</text:p>
      <text:p text:style-name="P16">tl : 0 out of 100 : OK</text:p>
      <text:p text:style-name="P16">tr : 0 out of 100 : OK</text:p>
      <text:p text:style-name="P16"/>
      <text:p text:style-name="P16"/>
      <text:p text:style-name="P16">Incorrectly detected </text:p>
      <text:p text:style-name="P16">w : 0</text:p>
      <text:p text:style-name="P16">wk : 6</text:p>
      <text:p text:style-name="P16">b : 2</text:p>
      <text:p text:style-name="P16">bk : 24</text:p>
      <text:p text:style-name="P16">bl : 0</text:p>
      <text:p text:style-name="P16">br : 1</text:p>
      <text:p text:style-name="P16">tl : 3</text:p>
      <text:p text:style-name="P16">tr : 0</text:p>
      <text:p text:style-name="P16"/>
      <text:p text:style-name="P16"/>
      <text:p text:style-name="P16">Mistaken detections</text:p>
      <text:p text:style-name="P16">b should've been bk 1 times.</text:p>
      <text:p text:style-name="P16">bk should've been b 22 times.</text:p>
      <text:p text:style-name="P16">wk should've been w 5 times.</text:p>
      <text:p text:style-name="P16">b should've been w 1 times.</text:p>
      <text:p text:style-name="P8"><text:soft-page-break/></text:p>
      <text:p text:style-name="P8">From this, I can conclude that my next round of training data should focus on differentiating between Black pieces and Black Kings, as these are frequently mistaken for one another. <text:span text:style-name="T8">I will also emphasise the presence of these pieces in the corners of the board so as to help the algorithm with detecting corners.</text:span></text:p>
      <text:p text:style-name="P8"/>
      <text:p text:style-name="P9">After adding another 40 images to the dataset featuring black pieces and black kings I retrained the Yolov5 model. With the new weights I ran the evaluate.py program again and found the following results (on version 7):</text:p>
      <text:p text:style-name="P9"/>
      <text:p text:style-name="P17">Finished detection</text:p>
      <text:p text:style-name="P17">Perfect matches = <text:s/>84</text:p>
      <text:p text:style-name="P17">Imperfect estimations = <text:s/>24</text:p>
      <text:p text:style-name="P17"/>
      <text:p text:style-name="P17">Not detected:</text:p>
      <text:p text:style-name="P17">w : 2 out of 38 : 5.26% remaining</text:p>
      <text:p text:style-name="P17">wk : 0 out of 66 : OK</text:p>
      <text:p text:style-name="P17">b : 9 out of 128 : 7.03% remaining</text:p>
      <text:p text:style-name="P17">bk : 1 out of 84 : 1.19% remaining</text:p>
      <text:p text:style-name="P17">bl : 1 out of 109 : 0.92% remaining</text:p>
      <text:p text:style-name="P17">br : 0 out of 107 : OK</text:p>
      <text:p text:style-name="P17">tl : 0 out of 108 : OK</text:p>
      <text:p text:style-name="P17">tr : 0 out of 108 : OK</text:p>
      <text:p text:style-name="P17"/>
      <text:p text:style-name="P17"/>
      <text:p text:style-name="P17">Incorrectly detected </text:p>
      <text:p text:style-name="P17">w : 0</text:p>
      <text:p text:style-name="P17">wk : 3</text:p>
      <text:p text:style-name="P17">b : 4</text:p>
      <text:p text:style-name="P17">bk : 14</text:p>
      <text:p text:style-name="P17">bl : 0</text:p>
      <text:p text:style-name="P17">br : 1</text:p>
      <text:p text:style-name="P17">tl : 5</text:p>
      <text:p text:style-name="P17">tr : 0</text:p>
      <text:p text:style-name="P17"/>
      <text:p text:style-name="P17"/>
      <text:p text:style-name="P17">Mistaken detections</text:p>
      <text:p text:style-name="P17">bk should've been b 14 times.</text:p>
      <text:p text:style-name="P17">wk should've been w 2 times.</text:p>
      <text:p text:style-name="P17"/>
      <text:p text:style-name="P10">The strangest thing from this result is that the ‘tl’ class has been incorrectly detected 5 times. The ‘Mistaken detections’ section currently doesn’t account for the corners of the board because it’s normal behaviour to have classes overlap and so this doesn’t signify an incorrect detection.</text:p>
      <text:p text:style-name="P10"/>
      <text:p text:style-name="P11">To correct this, I have added a function to check whether a corner is being detected more than once in a single image, because going through the data manually I can see that the corners only appear to be detected once per image, meaning they could just have almost identical bounding boxes I can’t differentiate.</text:p>
      <text:p text:style-name="P11"/>
      <text:p text:style-name="P11">With the altered program, the following line of output is added:</text:p>
      <text:p text:style-name="P11"/>
      <text:p text:style-name="P11">Duplicated Corners</text:p>
      <text:p text:style-name="P11"><text:soft-page-break/>tl was detected more than once in a single image 4 times.</text:p>
      <text:p text:style-name="P11"/>
      <text:p text:style-name="P12">This confirms that I havent simply been missing out the corners in the labelling of my data, and I can focus on the other results. I still have black pieces being mistaken for black kings 14 times out of 108 images and white pieces being mistaken for white kings twice. This is a problem and needs to be the focus of my next round of training data.</text:p>
      <text:p text:style-name="P12"/>
      <text:p text:style-name="P13">For version 8, I had 870 pictures from my training data and augmented pictures created from those. When I initially tried to train the model on this set the google colab failed and I thought it was because there were too many pictures to train from. Becaus of this, I tried the original dataset with no augmentations and unfortunately this did not perform any better than the previous, or at least no significant inprovement in version 9 with my program outputting:</text:p>
      <text:p text:style-name="P13"/>
      <text:p text:style-name="P18"><text:s/>length of dataset = <text:s/>137 </text:p>
      <text:p text:style-name="P18"/>
      <text:p text:style-name="P18">Finished detection</text:p>
      <text:p text:style-name="P18">Perfect matches = <text:s/>96</text:p>
      <text:p text:style-name="P18">Imperfect estimations = <text:s/>41</text:p>
      <text:p text:style-name="P18"/>
      <text:p text:style-name="P18">Not detected:</text:p>
      <text:p text:style-name="P18">w : 1 out of 98 : 1.02% remaining</text:p>
      <text:p text:style-name="P18">wk : 1 out of 66 : 1.52% remaining</text:p>
      <text:p text:style-name="P18">b : 11 out of 248 : 4.44% remaining</text:p>
      <text:p text:style-name="P18">bk : 2 out of 168 : 1.19% remaining</text:p>
      <text:p text:style-name="P18">bl : 1 out of 138 : 0.72% remaining</text:p>
      <text:p text:style-name="P18">br : 0 out of 136 : OK</text:p>
      <text:p text:style-name="P18">tl : 1 out of 138 : 0.72% remaining</text:p>
      <text:p text:style-name="P18">tr : 0 out of 136 : OK</text:p>
      <text:p text:style-name="P18"/>
      <text:p text:style-name="P18"/>
      <text:p text:style-name="P18">Incorrectly detected </text:p>
      <text:p text:style-name="P18">w : 2</text:p>
      <text:p text:style-name="P18">wk : 5</text:p>
      <text:p text:style-name="P18">b : 6</text:p>
      <text:p text:style-name="P18">bk : 27</text:p>
      <text:p text:style-name="P18">bl : 0</text:p>
      <text:p text:style-name="P18">br : 1</text:p>
      <text:p text:style-name="P18">tl : 9</text:p>
      <text:p text:style-name="P18">tr : 2</text:p>
      <text:p text:style-name="P18"/>
      <text:p text:style-name="P18"/>
      <text:p text:style-name="P18">Mistaken detections</text:p>
      <text:p text:style-name="P18">bk should've been b 23 times.</text:p>
      <text:p text:style-name="P18">wk should've been w 4 times.</text:p>
      <text:p text:style-name="P18">w should've been wk 1 times.</text:p>
      <text:p text:style-name="P18">b should've been bk 1 times.</text:p>
      <text:p text:style-name="P18"/>
      <text:p text:style-name="P18">Duplicated Corners</text:p>
      <text:p text:style-name="P18">tl was detected more than once in a single image 9 times.</text:p>
      <text:p text:style-name="P18">tr was detected more than once in a single image 1 times.</text:p>
      <text:p text:style-name="P13"/>
      <text:p text:style-name="P13"><text:soft-page-break/>For this reason, I tried training the model on version 8 again and this time it succeeded. It appears the amount of storage you are permitted per session varies in google colab.</text:p>
      <text:p text:style-name="P13"/>
      <text:p text:style-name="P14">The results from training version 8 are:</text:p>
      <text:p text:style-name="P14"/>
      <text:p text:style-name="P19"><text:s/>length of dataset = <text:s/>137 </text:p>
      <text:p text:style-name="P19"/>
      <text:p text:style-name="P19">Finished detection</text:p>
      <text:p text:style-name="P19">Perfect matches = <text:s/>105</text:p>
      <text:p text:style-name="P19">Imperfect estimations = <text:s/>32</text:p>
      <text:p text:style-name="P19"/>
      <text:p text:style-name="P19">Not detected:</text:p>
      <text:p text:style-name="P19">w : 1 out of 98 : 1.02% remaining</text:p>
      <text:p text:style-name="P19">wk : 0 out of 66 : OK</text:p>
      <text:p text:style-name="P19">b : 8 out of 248 : 3.23% remaining</text:p>
      <text:p text:style-name="P19">bk : 1 out of 168 : 0.60% remaining</text:p>
      <text:p text:style-name="P19">bl : 1 out of 138 : 0.72% remaining</text:p>
      <text:p text:style-name="P19">br : 0 out of 136 : OK</text:p>
      <text:p text:style-name="P19">tl : 1 out of 138 : 0.72% remaining</text:p>
      <text:p text:style-name="P19">tr : 0 out of 136 : OK</text:p>
      <text:p text:style-name="P19"/>
      <text:p text:style-name="P19"/>
      <text:p text:style-name="P19">Incorrectly detected </text:p>
      <text:p text:style-name="P19">w : 1</text:p>
      <text:p text:style-name="P19">wk : 1</text:p>
      <text:p text:style-name="P19">b : 5</text:p>
      <text:p text:style-name="P19">bk : 20</text:p>
      <text:p text:style-name="P19">bl : 0</text:p>
      <text:p text:style-name="P19">br : 3</text:p>
      <text:p text:style-name="P19">tl : 5</text:p>
      <text:p text:style-name="P19">tr : 1</text:p>
      <text:p text:style-name="P19"/>
      <text:p text:style-name="P19"/>
      <text:p text:style-name="P19">Mistaken detections</text:p>
      <text:p text:style-name="P19">bk should've been b 14 times.</text:p>
      <text:p text:style-name="P19">wk should've been w 1 times.</text:p>
      <text:p text:style-name="P19"/>
      <text:p text:style-name="P19">Duplicated Corners</text:p>
      <text:p text:style-name="P19">br was detected more than once in a single image 2 times.</text:p>
      <text:p text:style-name="P19">tl was detected more than once in a single image 5 times.</text:p>
      <text:p text:style-name="P21"/>
      <text:p text:style-name="P21">This may seem like a small improvement, but upon inspecting the data manually, it looks like the model is at a useable stage. For instance, none of the other squares on the board are being detected as corners they shouldn’t be, and only a couple of images are missing the corners being detected. The corners being perfectly detected at a rate of 99.28%. Furthermore, the pieces are mostly being detected appropriately, with the occasional overlap of it’s king/non king equivalent. Because of this, I will endeavour to extract the confidence of each label, and define the board depending on the label with the highest confidence when overlaps occur. This should provide valuable insight into how well the board is being represented.</text:p>
      <text:p text:style-name="P21"/>
      <text:p text:style-name="P22">Written in a different way, the success rate is:</text:p>
      <text:p text:style-name="P22">w : 1 out of 98 : 98.98% success</text:p>
      <text:p text:style-name="P22"><text:soft-page-break/>wk : 0 out of 66 : 100% success</text:p>
      <text:p text:style-name="P22">b : 8 out of 248 : 96.77% success</text:p>
      <text:p text:style-name="P22">bk : 1 out of 168 : 99.40% success</text:p>
      <text:p text:style-name="P22">bl : 1 out of 138 : 99.28% success</text:p>
      <text:p text:style-name="P22">br : 0 out of 136 : 100% success</text:p>
      <text:p text:style-name="P22">tl : 1 out of 138 : 99.28% success</text:p>
      <text:p text:style-name="P22">tr : 0 out of 136 : 100% success</text:p>
      <text:p text:style-name="P22"/>
      <text:p text:style-name="P23">By adding some additional checking, I can verify how effective my model would be when there are overlapping detections that need to be clarified. The output of the program is now:</text:p>
      <text:p text:style-name="P23"/>
      <text:p text:style-name="P20">length of dataset = <text:s/>137 </text:p>
      <text:p text:style-name="P20"/>
      <text:p text:style-name="P20">Finished detection</text:p>
      <text:p text:style-name="P20">Perfect matches = <text:s/>105</text:p>
      <text:p text:style-name="P20">Imperfect estimations = <text:s/>32</text:p>
      <text:p text:style-name="P20"/>
      <text:p text:style-name="P20">Not detected:</text:p>
      <text:p text:style-name="P20">w : 1 out of 98 : 98.98% success</text:p>
      <text:p text:style-name="P20">wk : 0 out of 66 : 100% success</text:p>
      <text:p text:style-name="P20">b : 8 out of 248 : 96.77% success</text:p>
      <text:p text:style-name="P20">bk : 1 out of 168 : 99.40% success</text:p>
      <text:p text:style-name="P20">bl : 1 out of 138 : 99.28% success</text:p>
      <text:p text:style-name="P20">br : 0 out of 136 : 100% success</text:p>
      <text:p text:style-name="P20">tl : 1 out of 138 : 99.28% success</text:p>
      <text:p text:style-name="P20">tr : 0 out of 136 : 100% success</text:p>
      <text:p text:style-name="P20"/>
      <text:p text:style-name="P20"/>
      <text:p text:style-name="P20">Incorrectly detected </text:p>
      <text:p text:style-name="P20">w : 1</text:p>
      <text:p text:style-name="P20">wk : 1</text:p>
      <text:p text:style-name="P20">b : 5</text:p>
      <text:p text:style-name="P20">bk : 20</text:p>
      <text:p text:style-name="P20">bl : 0</text:p>
      <text:p text:style-name="P20">br : 3</text:p>
      <text:p text:style-name="P20">tl : 5</text:p>
      <text:p text:style-name="P20">tr : 1</text:p>
      <text:p text:style-name="P20"/>
      <text:p text:style-name="P20"/>
      <text:p text:style-name="P20">Mistaken detections</text:p>
      <text:p text:style-name="P20">bk should've been b 8 times.</text:p>
      <text:p text:style-name="P20"/>
      <text:p text:style-name="P20">Duplicated Classes</text:p>
      <text:p text:style-name="P20">tl was duplicated in the same place 3 times.</text:p>
      <text:p text:style-name="P20">bk was duplicated in the same place 6 times.</text:p>
      <text:p text:style-name="P20">b was duplicated in the same place 2 times.</text:p>
      <text:p text:style-name="P20">w was duplicated in the same place 1 times.</text:p>
      <text:p text:style-name="P20"/>
      <text:p text:style-name="P20">Unsure detections</text:p>
      <text:p text:style-name="P20">bk and b overlapped 3 times where b was the best conf correctly.</text:p>
      <text:p text:style-name="P20">b and bk overlapped 4 times where bk was the best conf incorrectly.</text:p>
      <text:p text:style-name="P20">wk and w overlapped 1 times where w was the best conf correctly.</text:p>
      <text:p text:style-name="P20"><text:soft-page-break/></text:p>
      <text:p text:style-name="P23">The incorrect detections are what we’re trying to get rid of here. We can immediately take off the duplicates, giving the following data:</text:p>
      <text:p text:style-name="P23">w: 0</text:p>
      <text:p text:style-name="P23">wk: 1</text:p>
      <text:p text:style-name="P23">b: 3</text:p>
      <text:p text:style-name="P23">bk: 14</text:p>
      <text:p text:style-name="P23">bl: 0</text:p>
      <text:p text:style-name="P23">br: 3</text:p>
      <text:p text:style-name="P23">tl: 2</text:p>
      <text:p text:style-name="P23">tr: 1</text:p>
      <text:p text:style-name="P23"/>
      <text:p text:style-name="P23">And when we apply the unsure detections and our evaluation based on the highest confidence score, we get the following:</text:p>
      <text:p text:style-name="P23"/>
      <text:p text:style-name="P23">w: 0</text:p>
      <text:p text:style-name="P23">wk: 0<text:tab/><text:tab/>-1</text:p>
      <text:p text:style-name="P23">b: 3 <text:tab/><text:tab/></text:p>
      <text:p text:style-name="P23">bk: 15<text:tab/><text:tab/>-3 +4 = +1</text:p>
      <text:p text:style-name="P23">bl: 0</text:p>
      <text:p text:style-name="P23">br: 3</text:p>
      <text:p text:style-name="P23">tl: 2</text:p>
      <text:p text:style-name="P23">tr: 1</text:p>
      <text:p text:style-name="P23"/>
      <text:p text:style-name="P24"><text:span text:style-name="T4">Because some of the black pieces have been corrected imperfectly, that means that now 11 out of 248 have been missed by our program, giving a success rate of </text:span><text:bookmark text:name="cwos"/>95.56%.</text:p>
      <text:p text:style-name="P24"/>
      <text:p text:style-name="P25">Next step: Update the translate.py program to use the overlapping and estimating metho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3T12:50:09.938059262</meta:creation-date>
    <dc:date>2021-08-11T11:32:00.134071150</dc:date>
    <meta:editing-duration>P4DT12H51M22S</meta:editing-duration>
    <meta:editing-cycles>14</meta:editing-cycles>
    <meta:generator>LibreOffice/6.4.7.2$Linux_X86_64 LibreOffice_project/40$Build-2</meta:generator>
    <meta:document-statistic meta:table-count="0" meta:image-count="0" meta:object-count="0" meta:page-count="7" meta:paragraph-count="222" meta:word-count="2144" meta:character-count="10483" meta:non-whitespace-character-count="8523"/>
  </office:meta>
</office:document-meta>
</file>